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5.35cm" loext:decorative="false"/>
      <style:paragraph-properties style:writing-mode="lr-tb"/>
    </style:style>
    <style:style style:name="gr2" style:family="graphic" style:parent-style-name="standard">
      <style:graphic-properties draw:textarea-horizontal-align="center" draw:textarea-vertical-align="middle" loext:decorative="false"/>
      <style:paragraph-properties style:writing-mode="lr-tb"/>
    </style:style>
    <style:style style:name="gr3" style:family="graphic" style:parent-style-name="standard">
      <style:graphic-properties draw:fill="none" draw:textarea-horizontal-align="center" draw:textarea-vertical-align="middle" loext:decorative="false"/>
      <style:paragraph-properties style:writing-mode="lr-tb"/>
    </style:style>
    <style:style style:name="gr4" style:family="graphic" style:parent-style-name="standard">
      <style:graphic-properties draw:fill="none" draw:textarea-horizontal-align="justify" draw:textarea-vertical-align="middle" draw:auto-grow-height="false" fo:min-height="0.694cm" fo:min-width="0.394cm" style:writing-mode="lr-tb" loext:decorative="false"/>
      <style:paragraph-properties style:writing-mode="lr-tb"/>
    </style:style>
    <style:style style:name="gr5" style:family="graphic" style:parent-style-name="standard">
      <style:graphic-properties svg:stroke-width="0.1cm" svg:stroke-color="#3465a4" draw:marker-start-width="0.5cm" draw:marker-end-width="0.5cm" draw:textarea-vertical-align="middle" fo:padding-top="0.175cm" fo:padding-bottom="0.175cm" fo:padding-left="0.3cm" fo:padding-right="0.3cm" loext:decorative="false"/>
    </style:style>
    <style:style style:name="gr6" style:family="graphic" style:parent-style-name="standard">
      <style:graphic-properties draw:textarea-vertical-align="middle" loext:decorative="false"/>
    </style:style>
    <style:style style:name="gr7" style:family="graphic" style:parent-style-name="standard">
      <style:graphic-properties draw:fill="none" draw:textarea-horizontal-align="justify" draw:textarea-vertical-align="middle" draw:auto-grow-height="false" fo:min-height="0.694cm" fo:min-width="0.823cm" style:writing-mode="lr-tb"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0.307cm" loext:decorative="false"/>
      <style:paragraph-properties style:writing-mode="lr-tb"/>
    </style:style>
    <style:style style:name="gr9" style:family="graphic" style:parent-style-name="standard">
      <style:graphic-properties svg:stroke-width="0cm" svg:stroke-color="#3465a4" draw:marker-start-width="0.35cm" draw:marker-end-width="0.35cm" draw:textarea-vertical-align="middle" fo:padding-top="0.125cm" fo:padding-bottom="0.125cm" fo:padding-left="0.25cm" fo:padding-right="0.25cm" loext:decorative="false"/>
    </style:style>
    <style:style style:name="gr10" style:family="graphic" style:parent-style-name="objectwithoutfill">
      <style:graphic-properties draw:fill="none" draw:textarea-vertical-align="middle" loext:decorative="false"/>
    </style:style>
    <style:style style:name="gr11" style:family="graphic" style:parent-style-name="standard">
      <style:graphic-properties draw:fill="none" draw:textarea-horizontal-align="justify" draw:textarea-vertical-align="middle" draw:auto-grow-height="false" fo:min-height="0.892cm" fo:min-width="1.502cm" loext:decorative="false"/>
    </style:style>
    <style:style style:name="gr12" style:family="graphic" style:parent-style-name="standard">
      <style:graphic-properties draw:fill="none" draw:textarea-horizontal-align="justify" draw:textarea-vertical-align="middle" draw:auto-grow-height="false" fo:min-height="0.694cm" fo:min-width="1.188cm" style:writing-mode="lr-tb" loext:decorative="false"/>
      <style:paragraph-properties style:writing-mode="lr-tb"/>
    </style:style>
    <style:style style:name="gr13" style:family="graphic" style:parent-style-name="standard">
      <style:graphic-properties draw:fill="none" draw:textarea-horizontal-align="center" draw:textarea-vertical-align="middle" loext:decorative="false"/>
    </style:style>
    <style:style style:name="gr14" style:family="graphic" style:parent-style-name="objectwithoutfill">
      <style:graphic-properties draw:fill="none" draw:textarea-vertical-align="middle" loext:decorative="false"/>
      <style:paragraph-properties style:writing-mode="lr-tb"/>
    </style:style>
    <style:style style:name="gr15" style:family="graphic" style:parent-style-name="standard">
      <style:graphic-properties draw:fill="none" draw:textarea-horizontal-align="justify" draw:textarea-vertical-align="middle" draw:auto-grow-height="false" fo:min-height="0.379cm" fo:min-width="0.939cm" style:writing-mode="lr-tb" loext:decorative="false"/>
      <style:paragraph-properties style:writing-mode="lr-tb"/>
    </style:style>
    <style:style style:name="gr16" style:family="graphic" style:parent-style-name="standard">
      <style:graphic-properties draw:fill="none" draw:textarea-horizontal-align="justify" draw:textarea-vertical-align="middle" draw:auto-grow-height="false" fo:min-height="0.494cm" fo:min-width="1.088cm" style:writing-mode="lr-tb" loext:decorative="false"/>
      <style:paragraph-properties style:writing-mode="lr-tb"/>
    </style:style>
    <style:style style:name="gr17" style:family="graphic" style:parent-style-name="standard">
      <style:graphic-properties draw:fill="none" draw:textarea-horizontal-align="center" draw:textarea-vertical-align="top" loext:decorative="false"/>
      <style:paragraph-properties style:writing-mode="lr-tb"/>
    </style:style>
    <style:style style:name="gr18" style:family="graphic" style:parent-style-name="standard">
      <style:graphic-properties draw:stroke="none" svg:stroke-color="#000000" draw:fill="none" draw:fill-color="#ffffff" fo:min-height="3.516cm" loext:decorative="false"/>
      <style:paragraph-properties style:writing-mode="lr-tb"/>
    </style:style>
    <style:style style:name="gr19" style:family="graphic" style:parent-style-name="Estilo_20_de_20_dibujo_20_predeterminado_5f_1">
      <style:graphic-properties draw:textarea-horizontal-align="center" draw:textarea-vertical-align="middle" loext:decorative="false"/>
      <style:paragraph-properties style:writing-mode="lr-tb"/>
    </style:style>
    <style:style style:name="gr20" style:family="graphic" style:parent-style-name="Estilo_20_de_20_dibujo_20_predeterminado_5f_1">
      <style:graphic-properties draw:fill="none" draw:textarea-horizontal-align="center" draw:textarea-vertical-align="middle" loext:decorative="false"/>
      <style:paragraph-properties style:writing-mode="lr-tb"/>
    </style:style>
    <style:style style:name="gr21" style:family="graphic" style:parent-style-name="Estilo_20_de_20_dibujo_20_predeterminado_5f_1">
      <style:graphic-properties draw:fill="none" draw:textarea-horizontal-align="center" draw:textarea-vertical-align="middle" loext:decorative="false"/>
    </style:style>
    <style:style style:name="gr22" style:family="graphic" style:parent-style-name="Estilo_20_de_20_dibujo_20_predeterminado_5f_1">
      <style:graphic-properties draw:fill="none" draw:textarea-horizontal-align="justify" draw:textarea-vertical-align="middle" draw:auto-grow-height="false" fo:min-height="0.694cm" fo:min-width="0.394cm" style:writing-mode="lr-tb" loext:decorative="false"/>
      <style:paragraph-properties style:writing-mode="lr-tb"/>
    </style:style>
    <style:style style:name="gr23" style:family="graphic" style:parent-style-name="Estilo_20_de_20_dibujo_20_predeterminado_5f_1">
      <style:graphic-properties draw:fill="none" draw:textarea-horizontal-align="justify" draw:textarea-vertical-align="middle" draw:auto-grow-height="false" fo:min-height="0.379cm" fo:min-width="0.939cm" style:writing-mode="lr-tb" loext:decorative="false"/>
      <style:paragraph-properties style:writing-mode="lr-tb"/>
    </style:style>
    <style:style style:name="gr24" style:family="graphic" style:parent-style-name="Estilo_20_de_20_dibujo_20_predeterminado_5f_1">
      <style:graphic-properties draw:fill="none" draw:textarea-horizontal-align="justify" draw:textarea-vertical-align="middle" draw:auto-grow-height="false" fo:min-height="0.694cm" fo:min-width="1.188cm" style:writing-mode="lr-tb" loext:decorative="false"/>
      <style:paragraph-properties style:writing-mode="lr-tb"/>
    </style:style>
    <style:style style:name="gr25" style:family="graphic" style:parent-style-name="Estilo_20_de_20_dibujo_20_predeterminado_5f_1">
      <style:graphic-properties draw:fill="none" draw:textarea-horizontal-align="justify" draw:textarea-vertical-align="middle" draw:auto-grow-height="false" fo:min-height="0.694cm" fo:min-width="0.823cm" style:writing-mode="lr-tb" loext:decorative="false"/>
      <style:paragraph-properties style:writing-mode="lr-tb"/>
    </style:style>
    <style:style style:name="gr26" style:family="graphic" style:parent-style-name="Estilo_20_de_20_dibujo_20_predeterminado_5f_1">
      <style:graphic-properties svg:stroke-width="0.1cm" draw:marker-start-width="0.35cm" draw:marker-end-width="0.35cm" draw:textarea-horizontal-align="center" draw:textarea-vertical-align="middle" fo:padding-top="0.175cm" fo:padding-bottom="0.175cm" fo:padding-left="0.3cm" fo:padding-right="0.3cm" loext:decorative="false"/>
    </style:style>
    <style:style style:name="gr27" style:family="graphic" style:parent-style-name="Estilo_20_de_20_dibujo_20_predeterminado_5f_1">
      <style:graphic-properties draw:textarea-horizontal-align="center" draw:textarea-vertical-align="middle" loext:decorative="false"/>
    </style:style>
    <style:style style:name="gr28" style:family="graphic" style:parent-style-name="Estilo_20_de_20_dibujo_20_predeterminado_5f_1">
      <style:graphic-properties svg:stroke-width="0cm" draw:marker-start-width="0.2cm" draw:marker-end-width="0.2cm" draw:textarea-horizontal-align="center" draw:textarea-vertical-align="middle" fo:padding-top="0.125cm" fo:padding-bottom="0.125cm" fo:padding-left="0.25cm" fo:padding-right="0.25cm" loext:decorative="false"/>
    </style:style>
    <style:style style:name="gr29" style:family="graphic" style:parent-style-name="Estilo_20_de_20_dibujo_20_predeterminado_5f_1">
      <style:graphic-properties draw:stroke="none" svg:stroke-color="#000000" draw:fill="none" draw:fill-color="#ffffff" draw:textarea-horizontal-align="left" draw:auto-grow-height="true" draw:auto-grow-width="true" fo:min-height="0.475cm" fo:min-width="0.307cm" loext:decorative="false"/>
      <style:paragraph-properties style:writing-mode="lr-tb"/>
    </style:style>
    <style:style style:name="gr30" style:family="graphic" style:parent-style-name="Estilo_20_de_20_dibujo_20_predeterminado_5f_1">
      <style:graphic-properties draw:stroke="none" svg:stroke-color="#000000" draw:fill="none" draw:fill-color="#ffffff" draw:textarea-horizontal-align="left" draw:auto-grow-height="true" draw:auto-grow-width="true" fo:min-height="0.475cm" fo:min-width="0.239cm" loext:decorative="false"/>
      <style:paragraph-properties style:writing-mode="lr-tb"/>
    </style:style>
    <style:style style:name="gr31" style:family="graphic" style:parent-style-name="Estilo_20_de_20_dibujo_20_predeterminado_5f_1">
      <style:graphic-properties draw:stroke="none" svg:stroke-color="#000000" draw:fill="none" draw:fill-color="#ffffff" draw:textarea-horizontal-align="left" draw:auto-grow-height="true" draw:auto-grow-width="true" fo:min-height="0.475cm" fo:min-width="0.353cm" loext:decorative="false"/>
      <style:paragraph-properties style:writing-mode="lr-tb"/>
    </style:style>
    <style:style style:name="gr32" style:family="graphic" style:parent-style-name="Estilo_20_de_20_dibujo_20_predeterminado_5f_1">
      <style:graphic-properties draw:fill="none" draw:textarea-horizontal-align="justify" draw:textarea-vertical-align="middle" draw:auto-grow-height="false" fo:min-height="0.494cm" fo:min-width="1.088cm" style:writing-mode="lr-tb" loext:decorative="false"/>
      <style:paragraph-properties style:writing-mode="lr-tb"/>
    </style:style>
    <style:style style:name="gr33" style:family="graphic" style:parent-style-name="Estilo_20_de_20_dibujo_20_predeterminado_5f_1">
      <style:graphic-properties draw:fill="none" draw:textarea-horizontal-align="justify" draw:textarea-vertical-align="middle" draw:auto-grow-height="false" fo:min-height="0.892cm" fo:min-width="1.502cm" loext:decorative="false"/>
    </style:style>
    <style:style style:name="gr34" style:family="graphic" style:parent-style-name="Estilo_20_de_20_dibujo_20_predeterminado_5f_1">
      <style:graphic-properties draw:stroke="none" draw:fill="none" fo:min-height="1.898cm" loext:decorative="false"/>
      <style:paragraph-properties style:writing-mode="lr-tb"/>
    </style:style>
    <style:style style:name="gr35" style:family="graphic" style:parent-style-name="Estilo_20_de_20_dibujo_20_predeterminado_5f_1">
      <style:graphic-properties draw:stroke="none" draw:fill="none" fo:min-height="2.845cm" loext:decorative="false"/>
      <style:paragraph-properties style:writing-mode="lr-tb"/>
    </style:style>
    <style:style style:name="gr36" style:family="graphic" style:parent-style-name="standard">
      <style:graphic-properties draw:fill="none" draw:textarea-horizontal-align="justify" draw:textarea-vertical-align="middle" draw:auto-grow-height="false" fo:min-height="0.311cm" fo:min-width="0.133cm" style:writing-mode="lr-tb" loext:decorative="false"/>
      <style:paragraph-properties style:writing-mode="lr-tb"/>
    </style:style>
    <style:style style:name="gr37" style:family="graphic" style:parent-style-name="objectwithoutfill">
      <style:graphic-properties svg:stroke-width="0.1cm" svg:stroke-color="#000000" draw:marker-start-width="0.5cm" draw:marker-end-width="0.5cm" draw:fill="none" draw:textarea-vertical-align="middle" fo:padding-top="0.175cm" fo:padding-bottom="0.175cm" fo:padding-left="0.3cm" fo:padding-right="0.3cm" loext:decorative="false"/>
    </style:style>
    <style:style style:name="gr38" style:family="graphic" style:parent-style-name="standard">
      <style:graphic-properties draw:stroke="none" svg:stroke-color="#000000" draw:fill="none" draw:fill-color="#ffffff" fo:min-height="14.221cm" loext:decorative="false"/>
      <style:paragraph-properties style:writing-mode="lr-tb"/>
    </style:style>
    <style:style style:name="P1" style:family="paragraph">
      <loext:graphic-properties draw:fill="none" draw:fill-color="#ffffff"/>
      <style:text-properties style:font-name="Times New Roman" fo:font-size="16pt" style:font-size-asian="16pt" style:font-name-complex="Times New Roman" style:font-size-complex="16pt"/>
    </style:style>
    <style:style style:name="P2" style:family="paragraph">
      <style:paragraph-properties fo:text-align="center"/>
    </style:style>
    <style:style style:name="P3" style:family="paragraph">
      <style:paragraph-properties fo:text-align="center"/>
      <style:text-properties fo:font-size="18pt"/>
    </style:style>
    <style:style style:name="P4" style:family="paragraph">
      <style:paragraph-properties fo:text-align="start"/>
    </style:style>
    <style:style style:name="P5" style:family="paragraph">
      <loext:graphic-properties draw:fill="none"/>
      <style:paragraph-properties fo:text-align="start"/>
      <style:text-properties fo:font-size="12pt" style:font-size-asian="12pt" style:font-size-complex="12pt"/>
    </style:style>
    <style:style style:name="P6" style:family="paragraph">
      <style:paragraph-properties fo:text-align="center" style:writing-mode="lr-tb"/>
      <style:text-properties fo:font-size="12pt" style:font-size-asian="12pt" style:font-size-complex="12pt"/>
    </style:style>
    <style:style style:name="P7" style:family="paragraph">
      <loext:graphic-properties draw:fill="none"/>
      <style:paragraph-properties fo:text-align="center" style:writing-mode="lr-tb"/>
      <style:text-properties fo:font-size="12pt" style:font-size-asian="12pt" style:font-size-complex="12pt"/>
    </style:style>
    <style:style style:name="P8" style:family="paragraph">
      <loext:graphic-properties draw:fill="none"/>
      <style:paragraph-properties fo:text-align="center"/>
      <style:text-properties fo:font-size="10pt" style:font-size-asian="10pt" style:font-size-complex="10pt"/>
    </style:style>
    <style:style style:name="P9" style:family="paragraph">
      <loext:graphic-properties draw:fill="none" draw:fill-color="#ffffff"/>
      <style:text-properties fo:font-size="12pt" style:font-size-asian="12pt" style:font-size-complex="12pt"/>
    </style:style>
    <style:style style:name="P10" style:family="paragraph">
      <loext:graphic-properties draw:fill="none"/>
      <style:paragraph-properties fo:text-align="center"/>
      <style:text-properties fo:font-size="12pt" style:font-size-asian="12pt" style:font-size-complex="12pt"/>
    </style:style>
    <style:style style:name="P11" style:family="paragraph">
      <loext:graphic-properties draw:fill="none"/>
      <style:paragraph-properties fo:text-align="center"/>
    </style:style>
    <style:style style:name="P12" style:family="paragraph">
      <style:paragraph-properties fo:text-align="center" style:writing-mode="lr-tb"/>
      <style:text-properties fo:font-size="12pt" fo:font-style="normal" style:font-size-asian="12pt" style:font-style-asian="normal" style:font-size-complex="12pt" style:font-style-complex="normal"/>
    </style:style>
    <style:style style:name="P13" style:family="paragraph">
      <loext:graphic-properties draw:fill="none"/>
      <style:paragraph-properties fo:text-align="center" style:writing-mode="lr-tb"/>
      <style:text-properties fo:font-size="12pt" fo:font-style="normal" style:font-size-asian="12pt" style:font-style-asian="normal" style:font-size-complex="12pt" style:font-style-complex="normal"/>
    </style:style>
    <style:style style:name="P14" style:family="paragraph">
      <style:paragraph-properties fo:margin-left="0cm" fo:margin-right="0cm" fo:margin-top="0cm" fo:margin-bottom="0cm" fo:line-height="100%" fo:text-align="start" fo:text-indent="0cm"/>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none" draw:fill-color="#ffffff"/>
    </style:style>
    <style:style style:name="P17" style:family="paragraph">
      <style:paragraph-properties fo:text-align="center"/>
      <style:text-properties fo:font-size="11pt" style:font-size-asian="18pt" style:font-size-complex="18pt"/>
    </style:style>
    <style:style style:name="P18" style:family="paragraph">
      <loext:graphic-properties draw:fill="none"/>
    </style:style>
    <style:style style:name="P19" style:family="paragraph">
      <style:text-properties fo:font-weight="bold" style:font-weight-asian="bold" style:font-weight-complex="bold"/>
    </style:style>
    <style:style style:name="P20" style:family="paragraph">
      <loext:graphic-properties draw:fill="none" draw:fill-color="#ffffff"/>
      <style:text-properties fo:font-weight="bold" style:font-weight-asian="bold" style:font-weight-complex="bold"/>
    </style:style>
    <style:style style:name="T1" style:family="text">
      <style:text-properties style:font-name="Times New Roman" fo:font-size="16pt" style:font-size-asian="16pt" style:font-name-complex="Times New Roman" style:font-size-complex="16pt"/>
    </style:style>
    <style:style style:name="T2" style:family="text">
      <style:text-properties fo:font-variant="normal" fo:text-transform="none" style:use-window-font-color="true" loext:opacity="0%" style:text-outline="false" style:text-line-through-style="none" style:text-line-through-type="none" style:font-name="Times New Roman" fo:font-size="16pt" fo:font-style="normal" fo:text-shadow="none" style:text-underline-style="none" fo:font-weight="normal" style:letter-kerning="true" style:font-name-asian="Microsoft YaHei" style:font-size-asian="16pt" style:font-style-asian="normal" style:font-weight-asian="normal" style:font-name-complex="Times New Roman" style:font-size-complex="16pt" style:font-style-complex="normal" style:font-weight-complex="normal" style:text-emphasize="none" style:font-relief="none" style:text-overline-style="none" style:text-overline-color="font-color"/>
    </style:style>
    <style:style style:name="T3" style:family="text">
      <style:text-properties fo:font-size="18pt"/>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size="12pt" style:text-underline-style="none" fo:font-weight="normal"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ize="10pt" style:font-size-asian="10pt" style:font-size-complex="10pt"/>
    </style:style>
    <style:style style:name="T8" style:family="text">
      <style:text-properties fo:font-size="12pt" style:text-underline-style="solid" style:text-underline-width="bold" style:text-underline-color="font-color" fo:font-weight="bold" style:font-size-asian="12pt" style:font-weight-asian="bold" style:font-size-complex="12pt" style:font-weight-complex="bold"/>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1pt" style:font-size-asian="18pt" style:font-size-complex="18pt"/>
    </style:style>
    <style:style style:name="T1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2" style:family="text">
      <style:text-properties fo:font-weight="bold" style:font-weight-asian="bold" style:font-weight-complex="bold"/>
    </style:style>
    <style:style style:name="T13" style:family="text">
      <style:text-properties style:font-name="Times New Roman"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office:forms form:automatic-focus="false" form:apply-design-mode="false"/>
        <draw:frame draw:style-name="gr1" draw:text-style-name="P1" draw:layer="layout" svg:width="27cm" svg:height="15.6cm" svg:x="1.5cm" svg:y="1.6cm">
          <draw:text-box>
            <text:p><text:span text:style-name="T1">SOLUCION:</text:span></text:p>
            <text:p><text:span text:style-name="T1"/></text:p>
            <text:p><text:span text:style-name="T1">En las tres soluciones que se presentan a continuación pretendemos demostrar como la solución que nos ofrece el Modelo ER/E (la tercera diapositiva) es el que nos da una información mas completa de los distintos grupos que componen las distintas personas del aeropuerto.</text:span></text:p>
            <text:p><text:span text:style-name="T1">Las tres soluciones son correctas, pero la más completa es la última, por lo que será la que tenemos que usar.</text:span></text:p>
            <text:p><text:span text:style-name="T1"/></text:p>
            <text:p><text:span text:style-name="T1">En la realización de este ejercicio empezamos con la primera solución en la que no contemplaríamos ninguna extensión. La información que nos da este ER sobre el personal del aeropuerto es muy vaga. Nos da una serie de atributos que pueden tener, pero sin explicarnos de quien son, ni como se reparten, ni como se relacionan.</text:span></text:p>
            <text:p><text:span text:style-name="T1"/></text:p>
            <text:p><text:span text:style-name="T1">En la segunda solución tenemos más información acerca de que tipos de personas puede haber, con que atributos y sus relaciones, pero nos falta también información sobre las relaciones entre ellos.</text:span></text:p>
            <text:p><text:span text:style-name="T1"/></text:p>
            <text:p><text:span text:style-name="T2">En la tercera solución, en la que generalizamos (si partimos de la segunda diapositiva) o especializamos (si partimos de la solución de la primera diapositiva) a la entidad Personas, nos da toda la información de los tres grupos (subclases), de los atributos y relaciones de cada uno y las restricciones que existe entre cada uno de ellas (disyunción o solapamiento).</text:span> <text:s text:c="2"/></text:p>
          </draw:text-box>
        </draw:frame>
      </draw:page>
      <draw:page draw:name="page2" draw:style-name="dp1" draw:master-page-name="Predeterminado">
        <office:forms form:automatic-focus="false" form:apply-design-mode="false"/>
        <draw:rect draw:style-name="gr2" draw:text-style-name="P3" xml:id="id3" draw:id="id3" draw:layer="layout" svg:width="3.076cm" svg:height="0.921cm" svg:x="9.529cm" svg:y="14.279cm">
          <text:p text:style-name="P2"><text:span text:style-name="T3">Tipo-Avion</text:span></text:p>
        </draw:rect>
        <draw:rect draw:style-name="gr3" draw:text-style-name="P5" xml:id="id12" draw:id="id12" draw:layer="layout" svg:width="3.075cm" svg:height="2.061cm" svg:x="9.532cm" svg:y="15.239cm">
          <text:p text:style-name="P4"><text:span text:style-name="T4">Num_Modelo</text:span></text:p>
          <text:p text:style-name="P4"><text:span text:style-name="T5">Nombre</text:span></text:p>
          <text:p text:style-name="P4"><text:span text:style-name="T6">Capacidad</text:span></text:p>
          <text:p text:style-name="P4"><text:span text:style-name="T6">Peso</text:span></text:p>
        </draw:rect>
        <draw:custom-shape draw:style-name="gr4" draw:text-style-name="P7" xml:id="id2" draw:id="id2" draw:layer="layout" svg:width="1.786cm" svg:height="1.886cm" svg:x="7.457cm" svg:y="7.738cm">
          <text:p text:style-name="P6"><text:span text:style-name="T6">Tie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2" draw:layer="layout" svg:x1="5.588cm" svg:y1="5.492cm" svg:x2="7.457cm" svg:y2="8.681cm" draw:start-shape="id1" draw:start-glue-point="4" draw:end-shape="id2" draw:end-glue-point="5" svg:d="M5588 5492v3189h1869" svg:viewBox="0 0 1870 3190">
          <text:p/>
        </draw:connector>
        <draw:connector draw:style-name="gr6" draw:text-style-name="P2" draw:layer="layout" svg:x1="9.243cm" svg:y1="8.681cm" svg:x2="11.067cm" svg:y2="14.279cm" draw:start-shape="id2" draw:start-glue-point="7" draw:end-shape="id3" svg:d="M9243 8681h1824v5598" svg:viewBox="0 0 1825 5599">
          <text:p/>
        </draw:connector>
        <draw:rect draw:style-name="gr2" draw:text-style-name="P3" xml:id="id9" draw:id="id9" draw:layer="layout" svg:width="3.076cm" svg:height="0.927cm" svg:x="3.042cm" svg:y="3.112cm">
          <text:p text:style-name="P2"><text:span text:style-name="T3">Aviones</text:span></text:p>
        </draw:rect>
        <draw:rect draw:style-name="gr3" draw:text-style-name="P8" xml:id="id1" draw:id="id1" draw:layer="layout" svg:width="3.075cm" svg:height="1.421cm" svg:x="3.043cm" svg:y="4.072cm">
          <draw:glue-point draw:id="4" svg:x="3.281cm" svg:y="5.003cm"/>
          <text:p text:style-name="P2"><text:span text:style-name="T4">Num_Registro</text:span></text:p>
          <text:p text:style-name="P2"><text:span text:style-name="T7"/></text:p>
        </draw:rect>
        <draw:rect draw:style-name="gr2" draw:text-style-name="P3" xml:id="id5" draw:id="id5" draw:layer="layout" svg:width="3.076cm" svg:height="0.927cm" svg:x="3.043cm" svg:y="14.748cm">
          <text:p text:style-name="P2"><text:span text:style-name="T3">Hangar</text:span></text:p>
        </draw:rect>
        <draw:rect draw:style-name="gr3" draw:text-style-name="P5" draw:layer="layout" svg:width="3.075cm" svg:height="1.753cm" svg:x="3.046cm" svg:y="15.635cm">
          <text:p text:style-name="P4"><text:span text:style-name="T4">Num_Hangar</text:span></text:p>
          <text:p text:style-name="P4"><text:span text:style-name="T6">Capacidad</text:span></text:p>
          <text:p text:style-name="P4"><text:span text:style-name="T6">Localizacion</text:span></text:p>
        </draw:rect>
        <draw:custom-shape draw:style-name="gr7" draw:text-style-name="P7" xml:id="id4" draw:id="id4" draw:layer="layout" svg:width="2.645cm" svg:height="1.886cm" svg:x="3.258cm" svg:y="8.941cm">
          <text:p text:style-name="P6"><text:span text:style-name="T6">Se guarda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2" draw:layer="layout" svg:x1="4.58cm" svg:y1="5.493cm" svg:x2="4.581cm" svg:y2="8.941cm" draw:start-shape="id1" draw:start-glue-point="2" draw:end-shape="id4" draw:end-glue-point="4" svg:d="M4580 5493v1724h1v1724" svg:viewBox="0 0 2 3449">
          <text:p/>
        </draw:connector>
        <draw:connector draw:style-name="gr6" draw:text-style-name="P2" draw:layer="layout" svg:x1="4.581cm" svg:y1="10.827cm" svg:x2="4.581cm" svg:y2="14.748cm" draw:start-shape="id4" draw:start-glue-point="6" draw:end-shape="id5" draw:end-glue-point="0" svg:d="M4581 10827v3921" svg:viewBox="0 0 1 3922">
          <text:p/>
        </draw:connector>
        <draw:frame draw:style-name="gr8" draw:text-style-name="P9" draw:layer="layout" svg:width="0.807cm" svg:height="0.725cm" svg:x="3.878cm" svg:y="5.361cm">
          <draw:text-box>
            <text:p><text:span text:style-name="T6">N</text:span></text:p>
          </draw:text-box>
        </draw:frame>
        <draw:frame draw:style-name="gr8" draw:text-style-name="P9" draw:layer="layout" svg:width="0.807cm" svg:height="0.725cm" svg:x="10.293cm" svg:y="17.175cm">
          <draw:text-box>
            <text:p><text:span text:style-name="T6">N</text:span></text:p>
          </draw:text-box>
        </draw:frame>
        <draw:frame draw:style-name="gr8" draw:text-style-name="P9" draw:layer="layout" svg:width="0.807cm" svg:height="0.725cm" svg:x="3.893cm" svg:y="2.475cm">
          <draw:text-box>
            <text:p><text:span text:style-name="T6">1</text:span></text:p>
          </draw:text-box>
        </draw:frame>
        <draw:frame draw:style-name="gr8" draw:text-style-name="P9" draw:layer="layout" svg:width="0.807cm" svg:height="0.725cm" svg:x="19.6cm" svg:y="2.275cm">
          <draw:text-box>
            <text:p><text:span text:style-name="T6">N</text:span></text:p>
          </draw:text-box>
        </draw:frame>
        <draw:frame draw:style-name="gr8" draw:text-style-name="P9" draw:layer="layout" svg:width="0.807cm" svg:height="0.725cm" svg:x="5.9cm" svg:y="4.075cm">
          <draw:text-box>
            <text:p><text:span text:style-name="T6">N</text:span></text:p>
          </draw:text-box>
        </draw:frame>
        <draw:frame draw:style-name="gr8" draw:text-style-name="P9" draw:layer="layout" svg:width="0.807cm" svg:height="0.725cm" svg:x="14.793cm" svg:y="6.3cm">
          <draw:text-box>
            <text:p><text:span text:style-name="T6">1</text:span></text:p>
          </draw:text-box>
        </draw:frame>
        <draw:frame draw:style-name="gr8" draw:text-style-name="P9" draw:layer="layout" svg:width="0.807cm" svg:height="0.725cm" svg:x="3.9cm" svg:y="14.075cm">
          <draw:text-box>
            <text:p><text:span text:style-name="T6">1</text:span></text:p>
          </draw:text-box>
        </draw:frame>
        <draw:frame draw:style-name="gr8" draw:text-style-name="P9" draw:layer="layout" svg:width="0.807cm" svg:height="0.725cm" svg:x="5.5cm" svg:y="5.4cm">
          <draw:text-box>
            <text:p><text:span text:style-name="T6">N</text:span></text:p>
          </draw:text-box>
        </draw:frame>
        <draw:frame draw:style-name="gr8" draw:text-style-name="P9" draw:layer="layout" svg:width="0.807cm" svg:height="0.725cm" svg:x="11.1cm" svg:y="13.4cm">
          <draw:text-box>
            <text:p><text:span text:style-name="T6">1</text:span></text:p>
          </draw:text-box>
        </draw:frame>
        <draw:custom-shape draw:style-name="gr4" draw:text-style-name="P7" xml:id="id6" draw:id="id6" draw:layer="layout" svg:width="1.786cm" svg:height="1.886cm" svg:x="8.814cm" svg:y="3.7cm">
          <text:p text:style-name="P6"><text:span text:style-name="T6">Tie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2" draw:layer="layout" svg:x1="6.118cm" svg:y1="4.782cm" svg:x2="8.814cm" svg:y2="4.643cm" draw:start-shape="id1" draw:start-glue-point="1" draw:end-shape="id6" draw:end-glue-point="5" svg:d="M6118 4782h1348v-139h1348" svg:viewBox="0 0 2697 140">
          <text:p/>
        </draw:connector>
        <draw:connector draw:style-name="gr9" draw:text-style-name="P2" draw:layer="layout" svg:x1="10.6cm" svg:y1="4.643cm" svg:x2="15.803cm" svg:y2="6.883cm" draw:start-shape="id6" draw:start-glue-point="7" draw:end-shape="id7" draw:end-glue-point="3" svg:d="M10600 4643h2586v2240h2617" svg:viewBox="0 0 5204 2241">
          <text:p/>
        </draw:connector>
        <draw:ellipse draw:style-name="gr3" draw:text-style-name="P10" xml:id="id8" draw:id="id8" draw:layer="layout" svg:width="4.002cm" svg:height="0.728cm" svg:x="6.347cm" svg:y="5.862cm">
          <text:p text:style-name="P2"><text:span text:style-name="T6">Fecha_Adquisicion</text:span></text:p>
        </draw:ellipse>
        <draw:connector draw:style-name="gr10" draw:text-style-name="P11" draw:layer="layout" draw:type="line" svg:x1="9.707cm" svg:y1="5.586cm" svg:x2="10.349cm" svg:y2="6.226cm" draw:start-shape="id6" draw:start-glue-point="6" draw:end-shape="id8" svg:d="M9707 5586l642 640" svg:viewBox="0 0 643 641">
          <text:p/>
        </draw:connector>
        <draw:rect draw:style-name="gr3" draw:text-style-name="P5" draw:layer="layout" svg:width="3.861cm" svg:height="2.526cm" svg:x="20.549cm" svg:y="2.2cm">
          <text:p text:style-name="P4"><text:span text:style-name="T8">Fecha_Mante</text:span></text:p>
          <text:p text:style-name="P4"><text:span text:style-name="T8">Tipo_Servicio</text:span></text:p>
          <text:p text:style-name="P4"><text:span text:style-name="T6">Num_Empleadas</text:span></text:p>
          <text:p text:style-name="P4"><text:span text:style-name="T6"/></text:p>
        </draw:rect>
        <draw:rect draw:style-name="gr2" draw:text-style-name="P3" draw:layer="layout" svg:width="3.865cm" svg:height="0.927cm" svg:x="20.545cm" svg:y="1.315cm">
          <text:p text:style-name="P2"><text:span text:style-name="T3">Servicio </text:span></text:p>
        </draw:rect>
        <draw:custom-shape draw:style-name="gr11" draw:text-style-name="P10" xml:id="id10" draw:id="id10" draw:layer="layout" svg:width="4.002cm" svg:height="2.282cm" svg:x="13.762cm" svg:y="0.912cm">
          <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svg:x1="4.58cm" svg:y1="3.112cm" svg:x2="13.762cm" svg:y2="2.053cm" draw:start-shape="id9" draw:start-glue-point="0" draw:end-shape="id10" draw:end-glue-point="5" svg:d="M4580 3112v-1059h9182" svg:viewBox="0 0 9183 1060">
          <text:p/>
        </draw:connector>
        <draw:connector draw:style-name="gr5" draw:text-style-name="P2" draw:layer="layout" svg:x1="17.764cm" svg:y1="2.053cm" svg:x2="20.4cm" svg:y2="3cm" draw:start-shape="id10" draw:start-glue-point="7" draw:end-shape="id11" svg:d="M17764 2053h1319v947h1317" svg:viewBox="0 0 2637 948">
          <text:p/>
        </draw:connector>
        <draw:custom-shape draw:style-name="gr12" draw:text-style-name="P7" draw:layer="layout" svg:width="3.374cm" svg:height="1.886cm" svg:x="14.026cm" svg:y="1.1cm">
          <text:p text:style-name="P6"><text:span text:style-name="T6">Servicio_Avion</text:span></text:p>
          <draw:enhanced-geometry svg:viewBox="0 0 21600 21600" draw:glue-points="10800 0 0 10800 10800 21600 21600 10800" draw:text-areas="5400 5400 16200 16200" draw:type="diamond" draw:enhanced-path="M 10800 0 L 21600 10800 10800 21600 0 10800 10800 0 Z N"/>
        </draw:custom-shape>
        <draw:rect draw:style-name="gr13" draw:text-style-name="P11" xml:id="id11" draw:id="id11" draw:layer="layout" svg:width="4.2cm" svg:height="3.8cm" svg:x="20.4cm" svg:y="1.1cm">
          <text:p/>
        </draw:rect>
        <draw:line draw:style-name="gr14" draw:text-style-name="P10" draw:layer="layout" svg:x1="15.1cm" svg:y1="1.5cm" svg:x2="16.3cm" svg:y2="1.5cm">
          <text:p text:style-name="P2"><text:span text:style-name="T6">ID</text:span></text:p>
        </draw:line>
        <draw:frame draw:style-name="gr8" draw:text-style-name="P9" draw:layer="layout" svg:width="0.807cm" svg:height="0.725cm" svg:x="16.142cm" svg:y="9.031cm">
          <draw:text-box>
            <text:p><text:span text:style-name="T6">N</text:span></text:p>
          </draw:text-box>
        </draw:frame>
        <draw:custom-shape draw:style-name="gr15" draw:text-style-name="P7" xml:id="id13" draw:id="id13" draw:layer="layout" svg:width="2.877cm" svg:height="1.257cm" svg:x="15.135cm" svg:y="13.786cm">
          <text:p text:style-name="P6"><text:span text:style-name="T6">Pue_Pil</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svg:x1="12.607cm" svg:y1="16.269cm" svg:x2="15.135cm" svg:y2="14.415cm" draw:start-shape="id12" draw:start-glue-point="1" draw:end-shape="id13" draw:end-glue-point="5" svg:d="M12607 16269h1264v-1854h1264" svg:viewBox="0 0 2529 1855">
          <text:p/>
        </draw:connector>
        <draw:connector draw:style-name="gr9" draw:text-style-name="P2" draw:layer="layout" svg:x1="16.574cm" svg:y1="13.786cm" svg:x2="17.125cm" svg:y2="9cm" draw:start-shape="id13" draw:start-glue-point="4" draw:end-shape="id7" draw:end-glue-point="2" svg:d="M16574 13786v-2393h551v-2393" svg:viewBox="0 0 552 4787">
          <text:p/>
        </draw:connector>
        <draw:frame draw:style-name="gr8" draw:text-style-name="P9" draw:layer="layout" svg:width="0.807cm" svg:height="0.725cm" svg:x="12.5cm" svg:y="15.6cm">
          <draw:text-box>
            <text:p><text:span text:style-name="T6">N</text:span></text:p>
          </draw:text-box>
        </draw:frame>
        <draw:custom-shape draw:style-name="gr15" draw:text-style-name="P7" xml:id="id14" draw:id="id14" draw:layer="layout" svg:width="2.877cm" svg:height="1.257cm" svg:x="20.423cm" svg:y="12.4cm">
          <text:p text:style-name="P6"><text:span text:style-name="T6">Pue_S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9" draw:text-style-name="P2" draw:layer="layout" svg:x1="18.399cm" svg:y1="8.199cm" svg:x2="21.862cm" svg:y2="12.4cm" draw:start-shape="id7" draw:start-glue-point="5" draw:end-shape="id14" draw:end-glue-point="4" svg:d="M18399 8199h3463v4201" svg:viewBox="0 0 3464 4202">
          <text:p/>
        </draw:connector>
        <draw:connector draw:style-name="gr6" draw:text-style-name="P2" draw:layer="layout" svg:x1="21.862cm" svg:y1="13.657cm" svg:x2="11.069cm" svg:y2="17.3cm" draw:start-shape="id14" draw:start-glue-point="6" draw:end-shape="id12" draw:end-glue-point="2" svg:d="M21862 13657v4144h-10793v-501" svg:viewBox="0 0 10794 4145">
          <text:p/>
        </draw:connector>
        <draw:custom-shape draw:style-name="gr16" draw:text-style-name="P13" xml:id="id15" draw:id="id15" draw:layer="layout" svg:width="3.175cm" svg:height="1.488cm" svg:x="24.938cm" svg:y="5.099cm">
          <text:p text:style-name="P12"><text:span text:style-name="T9">Mantenimiento</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draw:line-skew="0.702cm 1.511cm" svg:x1="18.448cm" svg:y1="5.801cm" svg:x2="26.526cm" svg:y2="6.587cm" draw:start-shape="id7" draw:start-glue-point="4" draw:end-shape="id15" draw:end-glue-point="6" svg:d="M18448 5801h3955v2799h4123v-2013" svg:viewBox="0 0 8079 2800">
          <text:p/>
        </draw:connector>
        <draw:connector draw:style-name="gr5" draw:text-style-name="P2" draw:layer="layout" svg:x1="24.6cm" svg:y1="3cm" svg:x2="26.526cm" svg:y2="5.099cm" draw:start-shape="id11" draw:start-glue-point="1" draw:end-shape="id15" draw:end-glue-point="4" svg:d="M24600 3000h1926v2099" svg:viewBox="0 0 1927 2100">
          <text:p/>
        </draw:connector>
        <draw:frame draw:style-name="gr8" draw:text-style-name="P9" draw:layer="layout" svg:width="0.807cm" svg:height="0.725cm" svg:x="24.5cm" svg:y="2.2cm">
          <draw:text-box>
            <text:p><text:span text:style-name="T6">N</text:span></text:p>
          </draw:text-box>
        </draw:frame>
        <draw:rect draw:style-name="gr17" draw:text-style-name="P5" xml:id="id7" draw:id="id7" draw:layer="layout" svg:width="2.645cm" svg:height="4.233cm" svg:x="15.803cm" svg:y="4.767cm">
          <draw:glue-point draw:id="4" svg:x="5.047cm" svg:y="-2.558cm"/>
          <draw:glue-point draw:id="5" svg:x="4.82cm" svg:y="3.111cm"/>
          <text:p text:style-name="P4"><text:span text:style-name="T4">DNI</text:span></text:p>
          <text:p text:style-name="P4"><text:span text:style-name="T6">Nombre</text:span></text:p>
          <text:p text:style-name="P4"><text:span text:style-name="T6">Direccion</text:span></text:p>
          <text:p text:style-name="P4"><text:span text:style-name="T6">Telefono</text:span></text:p>
          <text:p text:style-name="P14"><text:span text:style-name="T6">Num_Licencia</text:span></text:p>
          <text:p text:style-name="P15"><text:span text:style-name="T6">Restricciones</text:span></text:p>
          <text:p text:style-name="P14"><text:span text:style-name="T6">Salario</text:span></text:p>
          <text:p text:style-name="P14"><text:span text:style-name="T6">Turno</text:span></text:p>
        </draw:rect>
        <draw:rect draw:style-name="gr2" draw:text-style-name="P3" draw:layer="layout" svg:width="2.646cm" svg:height="0.837cm" svg:x="15.8cm" svg:y="3.901cm">
          <text:p text:style-name="P2"><text:span text:style-name="T3">Persona</text:span></text:p>
        </draw:rect>
        <draw:frame draw:style-name="gr8" draw:text-style-name="P9" draw:layer="layout" svg:width="0.807cm" svg:height="0.725cm" svg:x="18.5cm" svg:y="7.375cm">
          <draw:text-box>
            <text:p><text:span text:style-name="T6">N</text:span></text:p>
          </draw:text-box>
        </draw:frame>
        <draw:frame draw:style-name="gr8" draw:text-style-name="P9" draw:layer="layout" svg:width="0.807cm" svg:height="0.725cm" svg:x="18.493cm" svg:y="5.075cm">
          <draw:text-box>
            <text:p><text:span text:style-name="T6">1</text:span></text:p>
          </draw:text-box>
        </draw:frame>
        <draw:frame draw:style-name="gr18" draw:text-style-name="P16" draw:layer="layout" svg:width="24.5cm" svg:height="3.766cm" svg:x="2.7cm" svg:y="17.634cm">
          <draw:text-box>
            <text:p>En este modelo no sabemos que hay tres tipos de empleados, con atributos distintos, ni cuales son de cada uno. Ni si un empleado puede ser de varios tipos o no.</text:p>
          </draw:text-box>
        </draw:frame>
      </draw:page>
      <draw:page draw:name="page3" draw:style-name="dp1" draw:master-page-name="Predeterminado">
        <office:forms form:automatic-focus="false" form:apply-design-mode="false"/>
        <draw:rect draw:style-name="gr19" draw:text-style-name="P2" xml:id="id24" draw:id="id24" draw:layer="layout" svg:width="3.076cm" svg:height="0.927cm" svg:x="3.041cm" svg:y="7.011cm">
          <text:p text:style-name="P2">Aviones</text:p>
        </draw:rect>
        <draw:rect draw:style-name="gr20" draw:text-style-name="P8" xml:id="id16" draw:id="id16" draw:layer="layout" svg:width="3.075cm" svg:height="1.421cm" svg:x="3.042cm" svg:y="7.971cm">
          <draw:glue-point draw:id="4" svg:x="3.281cm" svg:y="5.003cm"/>
          <text:p text:style-name="P2"><text:span text:style-name="T4">Num_Registro</text:span></text:p>
          <text:p text:style-name="P2"><text:span text:style-name="T7"/></text:p>
        </draw:rect>
        <draw:rect draw:style-name="gr19" draw:text-style-name="P2" xml:id="id20" draw:id="id20" draw:layer="layout" svg:width="3.076cm" svg:height="0.927cm" svg:x="3.042cm" svg:y="15.048cm">
          <text:p text:style-name="P2">Hangar</text:p>
        </draw:rect>
        <draw:rect draw:style-name="gr20" draw:text-style-name="P5" draw:layer="layout" svg:width="3.075cm" svg:height="1.753cm" svg:x="3.045cm" svg:y="15.935cm">
          <text:p text:style-name="P4"><text:span text:style-name="T4">Num_Hangar</text:span></text:p>
          <text:p text:style-name="P4"><text:span text:style-name="T6">Capacidad</text:span></text:p>
          <text:p text:style-name="P4"><text:span text:style-name="T6">Localizacion</text:span></text:p>
        </draw:rect>
        <draw:rect draw:style-name="gr19" draw:text-style-name="P2" draw:layer="layout" svg:width="3.076cm" svg:height="0.927cm" svg:x="16.628cm" svg:y="6.878cm">
          <text:p text:style-name="P2">Tipo-Avion</text:p>
        </draw:rect>
        <draw:rect draw:style-name="gr20" draw:text-style-name="P5" xml:id="id18" draw:id="id18" draw:layer="layout" svg:width="3.075cm" svg:height="1.687cm" svg:x="16.631cm" svg:y="7.838cm">
          <text:p text:style-name="P4"><text:span text:style-name="T4">Num_Modelo</text:span></text:p>
          <text:p text:style-name="P4"><text:span text:style-name="T6">Capacidad</text:span></text:p>
          <text:p text:style-name="P4"><text:span text:style-name="T6">Peso</text:span></text:p>
        </draw:rect>
        <draw:rect draw:style-name="gr19" draw:text-style-name="P2" draw:layer="layout" svg:width="3.076cm" svg:height="0.927cm" svg:x="11.444cm" svg:y="11.939cm">
          <text:p text:style-name="P2">Propietario</text:p>
        </draw:rect>
        <draw:rect draw:style-name="gr21" draw:text-style-name="P11" xml:id="id22" draw:id="id22" draw:layer="layout" svg:width="3.075cm" svg:height="2.878cm" svg:x="11.447cm" svg:y="12.899cm">
          <text:p/>
        </draw:rect>
        <draw:rect draw:style-name="gr19" draw:text-style-name="P2" xml:id="id27" draw:id="id27" draw:layer="layout" svg:width="3.076cm" svg:height="0.927cm" svg:x="16.603cm" svg:y="11.907cm">
          <text:p text:style-name="P2">Piloto</text:p>
        </draw:rect>
        <draw:rect draw:style-name="gr20" draw:text-style-name="P10" draw:layer="layout" svg:width="3.075cm" svg:height="3.355cm" svg:x="16.606cm" svg:y="12.867cm">
          <text:p text:style-name="P2"><text:span text:style-name="T6"/></text:p>
          <text:p text:style-name="P2"><text:span text:style-name="T6"/></text:p>
          <text:p text:style-name="P2"><text:span text:style-name="T6"/></text:p>
          <text:p text:style-name="P2"><text:span text:style-name="T6">Num_Licencia</text:span></text:p>
          <text:p text:style-name="P2"><text:span text:style-name="T6">Restricciones</text:span></text:p>
        </draw:rect>
        <draw:rect draw:style-name="gr21" draw:text-style-name="P5" draw:layer="layout" svg:width="3.224cm" svg:height="3.543cm" svg:x="22.072cm" svg:y="13.617cm">
          <text:p/>
        </draw:rect>
        <draw:custom-shape draw:style-name="gr22" draw:text-style-name="P7" xml:id="id17" draw:id="id17" draw:layer="layout" svg:width="1.786cm" svg:height="1.886cm" svg:x="9.855cm" svg:y="7.737cm">
          <text:p text:style-name="P6"><text:span text:style-name="T6">Tiene</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7" xml:id="id26" draw:id="id26" draw:layer="layout" svg:width="2.877cm" svg:height="1.257cm" svg:x="16.734cm" svg:y="10.186cm">
          <text:p text:style-name="P6"><text:span text:style-name="T6">Autorizado</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7" draw:layer="layout" svg:width="3.374cm" svg:height="1.886cm" svg:x="9.59cm" svg:y="2.709cm">
          <text:p text:style-name="P6"><text:span text:style-name="T6">Servicio_Avio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2" draw:text-style-name="P7" xml:id="id21" draw:id="id21" draw:layer="layout" svg:width="1.786cm" svg:height="1.886cm" svg:x="8.069cm" svg:y="10.907cm">
          <text:p text:style-name="P6"><text:span text:style-name="T6">Tiene</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7" xml:id="id19" draw:id="id19" draw:layer="layout" svg:width="2.645cm" svg:height="1.886cm" svg:x="3.257cm" svg:y="11.74cm">
          <text:p text:style-name="P6"><text:span text:style-name="T6">Se guarda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6" draw:text-style-name="P2" draw:layer="layout" svg:x1="6.117cm" svg:y1="8.681cm" svg:x2="9.855cm" svg:y2="8.68cm" draw:start-shape="id16" draw:start-glue-point="1" draw:end-shape="id17" draw:end-glue-point="5" svg:d="M6117 8681h1869v-1h1869" svg:viewBox="0 0 3739 2">
          <text:p/>
        </draw:connector>
        <draw:connector draw:style-name="gr27" draw:text-style-name="P2" draw:layer="layout" svg:x1="11.641cm" svg:y1="8.68cm" svg:x2="16.631cm" svg:y2="8.681cm" draw:start-shape="id17" draw:start-glue-point="7" draw:end-shape="id18" draw:end-glue-point="3" svg:d="M11641 8680h2495v1h2495" svg:viewBox="0 0 4991 2">
          <text:p/>
        </draw:connector>
        <draw:connector draw:style-name="gr26" draw:text-style-name="P2" draw:layer="layout" svg:x1="4.579cm" svg:y1="9.392cm" svg:x2="4.58cm" svg:y2="11.74cm" draw:start-shape="id16" draw:start-glue-point="2" draw:end-shape="id19" draw:end-glue-point="4" svg:d="M4579 9392v1174h1v1174" svg:viewBox="0 0 2 2349">
          <text:p/>
        </draw:connector>
        <draw:connector draw:style-name="gr27" draw:text-style-name="P2" draw:layer="layout" svg:x1="4.58cm" svg:y1="13.626cm" svg:x2="4.58cm" svg:y2="15.048cm" draw:start-shape="id19" draw:start-glue-point="6" draw:end-shape="id20" draw:end-glue-point="0" svg:d="M4580 13626v1422" svg:viewBox="0 0 1 1423">
          <text:p/>
        </draw:connector>
        <draw:connector draw:style-name="gr26" draw:text-style-name="P2" draw:layer="layout" svg:x1="9.855cm" svg:y1="11.85cm" svg:x2="11.447cm" svg:y2="14.338cm" draw:start-shape="id21" draw:start-glue-point="7" draw:end-shape="id22" draw:end-glue-point="3" svg:d="M9855 11850h796v2488h796" svg:viewBox="0 0 1593 2489">
          <text:p/>
        </draw:connector>
        <draw:connector draw:style-name="gr26" draw:text-style-name="P2" draw:layer="layout" svg:x1="5.587cm" svg:y1="9.391cm" svg:x2="8.069cm" svg:y2="11.85cm" draw:start-shape="id16" draw:start-glue-point="4" draw:end-shape="id21" draw:end-glue-point="5" svg:d="M5587 9391v2459h2482" svg:viewBox="0 0 2483 2460">
          <text:p/>
        </draw:connector>
        <draw:ellipse draw:style-name="gr20" draw:text-style-name="P10" xml:id="id23" draw:id="id23" draw:layer="layout" svg:width="4.002cm" svg:height="0.728cm" svg:x="6.346cm" svg:y="13.262cm">
          <text:p text:style-name="P2"><text:span text:style-name="T6">Fecha_Adquisicion</text:span></text:p>
        </draw:ellipse>
        <draw:connector draw:style-name="gr27" draw:text-style-name="P2" draw:layer="layout" svg:x1="8.962cm" svg:y1="12.793cm" svg:x2="8.347cm" svg:y2="13.262cm" draw:start-shape="id21" draw:start-glue-point="6" draw:end-shape="id23" draw:end-glue-point="0" svg:d="M8962 12793v235h-615v234" svg:viewBox="0 0 616 470">
          <text:p/>
        </draw:connector>
        <draw:rect draw:style-name="gr19" draw:text-style-name="P2" draw:layer="layout" svg:width="3.865cm" svg:height="0.927cm" svg:x="20.443cm" svg:y="2.414cm">
          <text:p text:style-name="P2">Servicio </text:p>
        </draw:rect>
        <draw:rect draw:style-name="gr20" draw:text-style-name="P5" draw:layer="layout" svg:width="3.861cm" svg:height="1.985cm" svg:x="20.447cm" svg:y="3.34cm">
          <text:p text:style-name="P4"><text:span text:style-name="T4">Fecha_Mante</text:span></text:p>
          <text:p text:style-name="P4"><text:span text:style-name="T4">Tipo_Servicio</text:span></text:p>
          <text:p text:style-name="P4"><text:span text:style-name="T6">Num_Hor_Emple</text:span></text:p>
          <text:p text:style-name="P4"><text:span text:style-name="T6"/></text:p>
        </draw:rect>
        <draw:connector draw:style-name="gr28" draw:text-style-name="P2" draw:layer="layout" svg:x1="4.579cm" svg:y1="7.011cm" svg:x2="9.26cm" svg:y2="3.652cm" draw:start-shape="id24" draw:start-glue-point="0" draw:end-shape="id25" draw:end-glue-point="5" svg:d="M4579 7011v-3359h4681" svg:viewBox="0 0 4682 3360">
          <text:p/>
        </draw:connector>
        <draw:connector draw:style-name="gr26" draw:text-style-name="P2" draw:layer="layout" svg:x1="13.262cm" svg:y1="3.652cm" svg:x2="20.373cm" svg:y2="3.646cm" draw:start-shape="id25" draw:start-glue-point="7" svg:d="M13262 3652h3807v-6h3304" svg:viewBox="0 0 7112 7">
          <text:p/>
        </draw:connector>
        <draw:custom-shape draw:style-name="gr23" draw:text-style-name="P7" xml:id="id28" draw:id="id28" draw:layer="layout" svg:width="2.877cm" svg:height="1.257cm" svg:x="22.839cm" svg:y="8.037cm">
          <text:p text:style-name="P6"><text:span text:style-name="T6">Autorizado</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6" draw:text-style-name="P2" draw:layer="layout" svg:x1="18.173cm" svg:y1="11.443cm" svg:x2="18.141cm" svg:y2="11.907cm" draw:start-shape="id26" draw:start-glue-point="6" draw:end-shape="id27" draw:end-glue-point="0" svg:d="M18173 11443v232h-32v232" svg:viewBox="0 0 33 465">
          <text:p/>
        </draw:connector>
        <draw:connector draw:style-name="gr28" draw:text-style-name="P2" draw:layer="layout" svg:x1="19.706cm" svg:y1="8.681cm" svg:x2="22.839cm" svg:y2="8.666cm" draw:start-shape="id18" draw:start-glue-point="1" draw:end-shape="id28" draw:end-glue-point="5" svg:d="M19706 8681h1566v-15h1567" svg:viewBox="0 0 3134 16">
          <text:p/>
        </draw:connector>
        <draw:connector draw:style-name="gr26" draw:text-style-name="P2" draw:layer="layout" svg:x1="24.278cm" svg:y1="9.294cm" svg:x2="23.67cm" svg:y2="12.905cm" draw:start-shape="id28" draw:start-glue-point="6" draw:end-shape="id29" draw:end-glue-point="0" svg:d="M24278 9294v1806h-608v1805" svg:viewBox="0 0 609 3612">
          <text:p/>
        </draw:connector>
        <draw:connector draw:style-name="gr28" draw:text-style-name="P2" draw:layer="layout" draw:type="line" svg:x1="18.168cm" svg:y1="9.525cm" svg:x2="18.173cm" svg:y2="10.186cm" draw:start-shape="id18" draw:start-glue-point="2" draw:end-shape="id26" draw:end-glue-point="4" svg:d="M18168 9525l5 661" svg:viewBox="0 0 6 662">
          <text:p/>
        </draw:connector>
        <draw:frame draw:style-name="gr29" draw:text-style-name="P9" draw:layer="layout" svg:width="0.807cm" svg:height="0.725cm" svg:x="19.644cm" svg:y="3.69cm">
          <draw:text-box>
            <text:p><text:span text:style-name="T6">N</text:span></text:p>
          </draw:text-box>
        </draw:frame>
        <draw:frame draw:style-name="gr29" draw:text-style-name="P9" draw:layer="layout" svg:width="0.807cm" svg:height="0.725cm" svg:x="3.876cm" svg:y="9.46cm">
          <draw:text-box>
            <text:p><text:span text:style-name="T6">N</text:span></text:p>
          </draw:text-box>
        </draw:frame>
        <draw:frame draw:style-name="gr29" draw:text-style-name="P9" draw:layer="layout" svg:width="0.807cm" svg:height="0.725cm" svg:x="6.019cm" svg:y="8.071cm">
          <draw:text-box>
            <text:p><text:span text:style-name="T6">N</text:span></text:p>
          </draw:text-box>
        </draw:frame>
        <draw:frame draw:style-name="gr29" draw:text-style-name="P9" draw:layer="layout" svg:width="0.807cm" svg:height="0.725cm" svg:x="5.491cm" svg:y="9.459cm">
          <draw:text-box>
            <text:p><text:span text:style-name="T6">N</text:span></text:p>
          </draw:text-box>
        </draw:frame>
        <draw:frame draw:style-name="gr30" draw:text-style-name="P9" draw:layer="layout" svg:width="0.739cm" svg:height="0.725cm" svg:x="3.705cm" svg:y="6.284cm">
          <draw:text-box>
            <text:p><text:span text:style-name="T6">1</text:span></text:p>
          </draw:text-box>
        </draw:frame>
        <draw:frame draw:style-name="gr30" draw:text-style-name="P9" draw:layer="layout" svg:width="0.739cm" svg:height="0.725cm" svg:x="3.938cm" svg:y="14.256cm">
          <draw:text-box>
            <text:p><text:span text:style-name="T6">1</text:span></text:p>
          </draw:text-box>
        </draw:frame>
        <draw:frame draw:style-name="gr30" draw:text-style-name="P9" draw:layer="layout" svg:width="0.739cm" svg:height="0.725cm" svg:x="16.009cm" svg:y="8.071cm">
          <draw:text-box>
            <text:p><text:span text:style-name="T6">1</text:span></text:p>
          </draw:text-box>
        </draw:frame>
        <draw:frame draw:style-name="gr31" draw:text-style-name="P9" draw:layer="layout" svg:width="0.853cm" svg:height="0.725cm" svg:x="10.719cm" svg:y="13.402cm">
          <draw:text-box>
            <text:p><text:span text:style-name="T6">1</text:span></text:p>
          </draw:text-box>
        </draw:frame>
        <draw:frame draw:style-name="gr29" draw:text-style-name="P9" draw:layer="layout" svg:width="0.807cm" svg:height="0.725cm" svg:x="25.3cm" svg:y="13.4cm">
          <draw:text-box>
            <text:p><text:span text:style-name="T6">N</text:span></text:p>
          </draw:text-box>
        </draw:frame>
        <draw:frame draw:style-name="gr29" draw:text-style-name="P9" draw:layer="layout" svg:width="0.807cm" svg:height="0.725cm" svg:x="19.613cm" svg:y="8.006cm">
          <draw:text-box>
            <text:p><text:span text:style-name="T6">N</text:span></text:p>
          </draw:text-box>
        </draw:frame>
        <draw:frame draw:style-name="gr29" draw:text-style-name="P9" draw:layer="layout" svg:width="0.807cm" svg:height="0.725cm" svg:x="23.525cm" svg:y="9.199cm">
          <draw:text-box>
            <text:p><text:span text:style-name="T6">N</text:span></text:p>
          </draw:text-box>
        </draw:frame>
        <draw:frame draw:style-name="gr29" draw:text-style-name="P9" draw:layer="layout" svg:width="0.807cm" svg:height="0.725cm" svg:x="18.127cm" svg:y="11.314cm">
          <draw:text-box>
            <text:p><text:span text:style-name="T6">N</text:span></text:p>
          </draw:text-box>
        </draw:frame>
        <draw:frame draw:style-name="gr29" draw:text-style-name="P9" draw:layer="layout" svg:width="0.807cm" svg:height="0.725cm" svg:x="18.327cm" svg:y="9.462cm">
          <draw:text-box>
            <text:p><text:span text:style-name="T6">N</text:span></text:p>
          </draw:text-box>
        </draw:frame>
        <draw:custom-shape draw:style-name="gr32" draw:text-style-name="P7" xml:id="id30" draw:id="id30" draw:layer="layout" svg:width="3.175cm" svg:height="1.488cm" svg:x="25.437cm" svg:y="5.098cm">
          <text:p text:style-name="P6"><text:span text:style-name="T6">Mantenimiento</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27" draw:text-style-name="P2" draw:layer="layout" svg:x1="25.271cm" svg:y1="13.247cm" svg:x2="27.025cm" svg:y2="6.586cm" draw:start-shape="id29" draw:start-glue-point="1" draw:end-shape="id30" draw:end-glue-point="6" svg:d="M25271 13247h1754v-6661" svg:viewBox="0 0 1755 6662">
          <text:p/>
        </draw:connector>
        <draw:connector draw:style-name="gr26" draw:text-style-name="P2" draw:layer="layout" svg:x1="24.474cm" svg:y1="3.876cm" svg:x2="27.025cm" svg:y2="5.098cm" draw:start-shape="id31" draw:end-shape="id30" draw:end-glue-point="4" svg:d="M24474 3876h2551v1222" svg:viewBox="0 0 2552 1223">
          <text:p/>
        </draw:connector>
        <draw:frame draw:style-name="gr29" draw:text-style-name="P9" draw:layer="layout" svg:width="0.807cm" svg:height="0.725cm" svg:x="24.311cm" svg:y="3.906cm">
          <draw:text-box>
            <text:p><text:span text:style-name="T6">N</text:span></text:p>
          </draw:text-box>
        </draw:frame>
        <draw:custom-shape draw:style-name="gr33" draw:text-style-name="P11" xml:id="id25" draw:id="id25" draw:layer="layout" svg:width="4.002cm" svg:height="2.282cm" svg:x="9.26cm" svg:y="2.511cm">
          <text:p/>
          <draw:enhanced-geometry svg:viewBox="0 0 21600 21600" draw:glue-points="10800 0 0 10800 10800 21600 21600 10800" draw:text-areas="5400 5400 16200 16200" draw:type="diamond" draw:enhanced-path="M 10800 0 L 21600 10800 10800 21600 0 10800 10800 0 Z N"/>
        </draw:custom-shape>
        <draw:rect draw:style-name="gr21" draw:text-style-name="P11" xml:id="id31" draw:id="id31" draw:layer="layout" svg:width="4.17cm" svg:height="3.188cm" svg:x="20.304cm" svg:y="2.282cm">
          <text:p/>
        </draw:rect>
        <draw:rect draw:style-name="gr19" draw:text-style-name="P17" xml:id="id29" draw:id="id29" draw:layer="layout" svg:width="3.201cm" svg:height="0.684cm" svg:x="22.07cm" svg:y="12.905cm">
          <text:p text:style-name="P2"><text:span text:style-name="T10">Empleado Servicio</text:span></text:p>
        </draw:rect>
        <draw:frame draw:style-name="gr34" draw:text-style-name="P18" draw:layer="layout" svg:width="2.267cm" svg:height="2.148cm" svg:x="11.7cm" svg:y="13.17cm">
          <draw:text-box>
            <text:p><text:span text:style-name="T4">DNI</text:span></text:p>
            <text:p><text:span text:style-name="T6">Nombre</text:span></text:p>
            <text:p><text:span text:style-name="T6">Direccion</text:span></text:p>
            <text:p><text:span text:style-name="T6">Telefono</text:span></text:p>
          </draw:text-box>
        </draw:frame>
        <draw:frame draw:style-name="gr35" draw:text-style-name="P18" draw:layer="layout" svg:width="2.267cm" svg:height="3.095cm" svg:x="22.185cm" svg:y="13.588cm">
          <draw:text-box>
            <text:p><text:span text:style-name="T4">DNI</text:span></text:p>
            <text:p><text:span text:style-name="T6">Nombre</text:span></text:p>
            <text:p><text:span text:style-name="T6">Direccion</text:span></text:p>
            <text:p><text:span text:style-name="T6">Telefono</text:span></text:p>
            <text:p><text:span text:style-name="T6">Salario</text:span></text:p>
            <text:p><text:span text:style-name="T6">Turno</text:span></text:p>
          </draw:text-box>
        </draw:frame>
        <draw:frame draw:style-name="gr34" draw:text-style-name="P18" draw:layer="layout" svg:width="2.267cm" svg:height="2.148cm" svg:x="16.671cm" svg:y="12.799cm">
          <draw:text-box>
            <text:p><text:span text:style-name="T4">DNI</text:span></text:p>
            <text:p><text:span text:style-name="T6">Nombre</text:span></text:p>
            <text:p><text:span text:style-name="T6">Direccion</text:span></text:p>
            <text:p><text:span text:style-name="T6">Telefono</text:span></text:p>
          </draw:text-box>
        </draw:frame>
        <draw:frame draw:style-name="gr18" draw:text-style-name="P16" draw:layer="layout" svg:width="24.5cm" svg:height="3.766cm" svg:x="1.4cm" svg:y="17.6cm">
          <draw:text-box>
            <text:p>En este modelo ya sabemos que hay tres tipos de empleados, con atributos distintos. Pero no sabemos si un empleado puede ser de varios tipos o solo de un tipo.</text:p>
          </draw:text-box>
        </draw:frame>
        <draw:line draw:style-name="gr14" draw:text-style-name="P10" draw:layer="layout" svg:x1="10.4cm" svg:y1="3cm" svg:x2="12.1cm" svg:y2="3cm">
          <text:p text:style-name="P2"><text:span text:style-name="T6">ID</text:span></text:p>
        </draw:line>
      </draw:page>
      <draw:page draw:name="page4" draw:style-name="dp1" draw:master-page-name="Predeterminado">
        <office:forms form:automatic-focus="false" form:apply-design-mode="false"/>
        <draw:rect draw:style-name="gr2" draw:text-style-name="P3" xml:id="id34" draw:id="id34" draw:layer="layout" svg:width="3.076cm" svg:height="0.921cm" svg:x="9.529cm" svg:y="14.279cm">
          <text:p text:style-name="P2"><text:span text:style-name="T3">Tipo-Avion</text:span></text:p>
        </draw:rect>
        <draw:rect draw:style-name="gr3" draw:text-style-name="P5" xml:id="id43" draw:id="id43" draw:layer="layout" svg:width="3.075cm" svg:height="2.061cm" svg:x="9.532cm" svg:y="15.239cm">
          <text:p text:style-name="P4"><text:span text:style-name="T4">Num_Modelo</text:span></text:p>
          <text:p text:style-name="P4"><text:span text:style-name="T5">Nombre</text:span></text:p>
          <text:p text:style-name="P4"><text:span text:style-name="T6">Capacidad</text:span></text:p>
          <text:p text:style-name="P4"><text:span text:style-name="T6">Peso</text:span></text:p>
        </draw:rect>
        <draw:custom-shape draw:style-name="gr4" draw:text-style-name="P7" xml:id="id33" draw:id="id33" draw:layer="layout" svg:width="1.786cm" svg:height="1.886cm" svg:x="7.457cm" svg:y="7.738cm">
          <text:p text:style-name="P6"><text:span text:style-name="T6">Tie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2" draw:layer="layout" svg:x1="5.588cm" svg:y1="5.492cm" svg:x2="7.457cm" svg:y2="8.681cm" draw:start-shape="id32" draw:start-glue-point="4" draw:end-shape="id33" draw:end-glue-point="5" svg:d="M5588 5492v3189h1869" svg:viewBox="0 0 1870 3190">
          <text:p/>
        </draw:connector>
        <draw:connector draw:style-name="gr6" draw:text-style-name="P2" draw:layer="layout" svg:x1="9.243cm" svg:y1="8.681cm" svg:x2="11.067cm" svg:y2="14.279cm" draw:start-shape="id33" draw:start-glue-point="7" draw:end-shape="id34" svg:d="M9243 8681h1824v5598" svg:viewBox="0 0 1825 5599">
          <text:p/>
        </draw:connector>
        <draw:rect draw:style-name="gr2" draw:text-style-name="P3" xml:id="id40" draw:id="id40" draw:layer="layout" svg:width="3.076cm" svg:height="0.927cm" svg:x="3.042cm" svg:y="3.112cm">
          <text:p text:style-name="P2"><text:span text:style-name="T3">Aviones</text:span></text:p>
        </draw:rect>
        <draw:rect draw:style-name="gr3" draw:text-style-name="P8" xml:id="id32" draw:id="id32" draw:layer="layout" svg:width="3.075cm" svg:height="1.421cm" svg:x="3.043cm" svg:y="4.072cm">
          <draw:glue-point draw:id="4" svg:x="3.281cm" svg:y="5.003cm"/>
          <text:p text:style-name="P2"><text:span text:style-name="T4">Num_Registro</text:span></text:p>
          <text:p text:style-name="P2"><text:span text:style-name="T7"/></text:p>
        </draw:rect>
        <draw:rect draw:style-name="gr2" draw:text-style-name="P3" xml:id="id36" draw:id="id36" draw:layer="layout" svg:width="3.076cm" svg:height="0.927cm" svg:x="3.043cm" svg:y="14.748cm">
          <text:p text:style-name="P2"><text:span text:style-name="T3">Hangar</text:span></text:p>
        </draw:rect>
        <draw:rect draw:style-name="gr3" draw:text-style-name="P5" draw:layer="layout" svg:width="3.075cm" svg:height="1.753cm" svg:x="3.046cm" svg:y="15.635cm">
          <text:p text:style-name="P4"><text:span text:style-name="T4">Num_Hangar</text:span></text:p>
          <text:p text:style-name="P4"><text:span text:style-name="T6">Capacidad</text:span></text:p>
          <text:p text:style-name="P4"><text:span text:style-name="T6">Localizacion</text:span></text:p>
        </draw:rect>
        <draw:custom-shape draw:style-name="gr7" draw:text-style-name="P7" xml:id="id35" draw:id="id35" draw:layer="layout" svg:width="2.645cm" svg:height="1.886cm" svg:x="3.258cm" svg:y="8.941cm">
          <text:p text:style-name="P6"><text:span text:style-name="T6">Se guarda </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2" draw:layer="layout" svg:x1="4.58cm" svg:y1="5.493cm" svg:x2="4.581cm" svg:y2="8.941cm" draw:start-shape="id32" draw:start-glue-point="2" draw:end-shape="id35" draw:end-glue-point="4" svg:d="M4580 5493v1724h1v1724" svg:viewBox="0 0 2 3449">
          <text:p/>
        </draw:connector>
        <draw:connector draw:style-name="gr6" draw:text-style-name="P2" draw:layer="layout" svg:x1="4.581cm" svg:y1="10.827cm" svg:x2="4.581cm" svg:y2="14.748cm" draw:start-shape="id35" draw:start-glue-point="6" draw:end-shape="id36" draw:end-glue-point="0" svg:d="M4581 10827v3921" svg:viewBox="0 0 1 3922">
          <text:p/>
        </draw:connector>
        <draw:frame draw:style-name="gr8" draw:text-style-name="P9" draw:layer="layout" svg:width="0.807cm" svg:height="0.725cm" svg:x="3.878cm" svg:y="5.361cm">
          <draw:text-box>
            <text:p><text:span text:style-name="T6">N</text:span></text:p>
          </draw:text-box>
        </draw:frame>
        <draw:frame draw:style-name="gr8" draw:text-style-name="P9" draw:layer="layout" svg:width="0.807cm" svg:height="0.725cm" svg:x="23.993cm" svg:y="10.275cm">
          <draw:text-box>
            <text:p><text:span text:style-name="T6">N</text:span></text:p>
          </draw:text-box>
        </draw:frame>
        <draw:frame draw:style-name="gr8" draw:text-style-name="P9" draw:layer="layout" svg:width="0.807cm" svg:height="0.725cm" svg:x="10.293cm" svg:y="17.375cm">
          <draw:text-box>
            <text:p><text:span text:style-name="T6">N</text:span></text:p>
          </draw:text-box>
        </draw:frame>
        <draw:frame draw:style-name="gr8" draw:text-style-name="P9" draw:layer="layout" svg:width="0.807cm" svg:height="0.725cm" svg:x="3.893cm" svg:y="2.475cm">
          <draw:text-box>
            <text:p><text:span text:style-name="T6">1</text:span></text:p>
          </draw:text-box>
        </draw:frame>
        <draw:frame draw:style-name="gr8" draw:text-style-name="P9" draw:layer="layout" svg:width="0.807cm" svg:height="0.725cm" svg:x="19.693cm" svg:y="3.675cm">
          <draw:text-box>
            <text:p><text:span text:style-name="T6">N</text:span></text:p>
          </draw:text-box>
        </draw:frame>
        <draw:frame draw:style-name="gr8" draw:text-style-name="P9" draw:layer="layout" svg:width="0.807cm" svg:height="0.725cm" svg:x="5.9cm" svg:y="4.075cm">
          <draw:text-box>
            <text:p><text:span text:style-name="T6">N</text:span></text:p>
          </draw:text-box>
        </draw:frame>
        <draw:frame draw:style-name="gr8" draw:text-style-name="P9" draw:layer="layout" svg:width="0.807cm" svg:height="0.725cm" svg:x="11.7cm" svg:y="7.7cm">
          <draw:text-box>
            <text:p><text:span text:style-name="T6">1</text:span></text:p>
          </draw:text-box>
        </draw:frame>
        <draw:frame draw:style-name="gr8" draw:text-style-name="P9" draw:layer="layout" svg:width="0.807cm" svg:height="0.725cm" svg:x="3.9cm" svg:y="14.075cm">
          <draw:text-box>
            <text:p><text:span text:style-name="T6">1</text:span></text:p>
          </draw:text-box>
        </draw:frame>
        <draw:frame draw:style-name="gr8" draw:text-style-name="P9" draw:layer="layout" svg:width="0.807cm" svg:height="0.725cm" svg:x="5.5cm" svg:y="5.4cm">
          <draw:text-box>
            <text:p><text:span text:style-name="T6">N</text:span></text:p>
          </draw:text-box>
        </draw:frame>
        <draw:frame draw:style-name="gr8" draw:text-style-name="P9" draw:layer="layout" svg:width="0.807cm" svg:height="0.725cm" svg:x="11.1cm" svg:y="13.4cm">
          <draw:text-box>
            <text:p><text:span text:style-name="T6">1</text:span></text:p>
          </draw:text-box>
        </draw:frame>
        <draw:rect draw:style-name="gr2" draw:text-style-name="P3" xml:id="id38" draw:id="id38" draw:layer="layout" svg:width="3.076cm" svg:height="0.927cm" svg:x="12.5cm" svg:y="7.9cm">
          <text:p text:style-name="P2"><text:span text:style-name="T3">Propietario</text:span></text:p>
        </draw:rect>
        <draw:rect draw:style-name="gr13" draw:text-style-name="P5" draw:layer="layout" svg:width="3.075cm" svg:height="0.74cm" svg:x="12.5cm" svg:y="8.86cm">
          <text:p/>
        </draw:rect>
        <draw:custom-shape draw:style-name="gr4" draw:text-style-name="P7" xml:id="id37" draw:id="id37" draw:layer="layout" svg:width="1.786cm" svg:height="1.886cm" svg:x="7.214cm" svg:y="3.7cm">
          <text:p text:style-name="P6"><text:span text:style-name="T6">Tiene</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2" draw:layer="layout" svg:x1="6.118cm" svg:y1="4.782cm" svg:x2="7.214cm" svg:y2="4.643cm" draw:start-shape="id32" draw:start-glue-point="1" draw:end-shape="id37" draw:end-glue-point="5" svg:d="M6118 4782h548v-139h548" svg:viewBox="0 0 1097 140">
          <text:p/>
        </draw:connector>
        <draw:connector draw:style-name="gr5" draw:text-style-name="P2" draw:layer="layout" svg:x1="9cm" svg:y1="4.643cm" svg:x2="12.5cm" svg:y2="8.363cm" draw:start-shape="id37" draw:start-glue-point="7" draw:end-shape="id38" svg:d="M9000 4643h1750v3720h1750" svg:viewBox="0 0 3501 3721">
          <text:p/>
        </draw:connector>
        <draw:ellipse draw:style-name="gr3" draw:text-style-name="P10" xml:id="id39" draw:id="id39" draw:layer="layout" svg:width="4.002cm" svg:height="0.728cm" svg:x="6.347cm" svg:y="5.862cm">
          <text:p text:style-name="P2"><text:span text:style-name="T6">Fecha_Adquisicion</text:span></text:p>
        </draw:ellipse>
        <draw:connector draw:style-name="gr10" draw:text-style-name="P11" draw:layer="layout" draw:type="line" svg:x1="8.107cm" svg:y1="5.586cm" svg:x2="8.348cm" svg:y2="5.862cm" draw:start-shape="id37" draw:start-glue-point="6" draw:end-shape="id39" svg:d="M8107 5586l241 276" svg:viewBox="0 0 242 277">
          <text:p/>
        </draw:connector>
        <draw:rect draw:style-name="gr3" draw:text-style-name="P5" draw:layer="layout" svg:width="3.861cm" svg:height="2.526cm" svg:x="20.549cm" svg:y="2.4cm">
          <text:p text:style-name="P4"><text:span text:style-name="T8">Fecha_Mante</text:span></text:p>
          <text:p text:style-name="P4"><text:span text:style-name="T8">Tipo_Servicio</text:span></text:p>
          <text:p text:style-name="P4"><text:span text:style-name="T6">Num_Empleadas</text:span></text:p>
          <text:p text:style-name="P4"><text:span text:style-name="T6"/></text:p>
        </draw:rect>
        <draw:rect draw:style-name="gr2" draw:text-style-name="P3" draw:layer="layout" svg:width="3.865cm" svg:height="0.927cm" svg:x="20.545cm" svg:y="1.515cm">
          <text:p text:style-name="P2"><text:span text:style-name="T3">Servicio </text:span></text:p>
        </draw:rect>
        <draw:custom-shape draw:style-name="gr11" draw:text-style-name="P10" xml:id="id41" draw:id="id41" draw:layer="layout" svg:width="4.002cm" svg:height="2.282cm" svg:x="13.762cm" svg:y="0.912cm">
          <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svg:x1="4.58cm" svg:y1="3.112cm" svg:x2="13.762cm" svg:y2="2.053cm" draw:start-shape="id40" draw:start-glue-point="0" draw:end-shape="id41" draw:end-glue-point="5" svg:d="M4580 3112v-1059h9182" svg:viewBox="0 0 9183 1060">
          <text:p/>
        </draw:connector>
        <draw:connector draw:style-name="gr5" draw:text-style-name="P2" draw:layer="layout" svg:x1="17.764cm" svg:y1="2.053cm" svg:x2="20.4cm" svg:y2="3.2cm" draw:start-shape="id41" draw:start-glue-point="7" draw:end-shape="id42" svg:d="M17764 2053h1319v1147h1317" svg:viewBox="0 0 2637 1148">
          <text:p/>
        </draw:connector>
        <draw:custom-shape draw:style-name="gr12" draw:text-style-name="P7" draw:layer="layout" svg:width="3.374cm" svg:height="1.886cm" svg:x="14.026cm" svg:y="1.1cm">
          <text:p text:style-name="P6"><text:span text:style-name="T6">Servicio_Avion</text:span></text:p>
          <draw:enhanced-geometry svg:viewBox="0 0 21600 21600" draw:glue-points="10800 0 0 10800 10800 21600 21600 10800" draw:text-areas="5400 5400 16200 16200" draw:type="diamond" draw:enhanced-path="M 10800 0 L 21600 10800 10800 21600 0 10800 10800 0 Z N"/>
        </draw:custom-shape>
        <draw:rect draw:style-name="gr13" draw:text-style-name="P11" xml:id="id42" draw:id="id42" draw:layer="layout" svg:width="4.2cm" svg:height="3.8cm" svg:x="20.4cm" svg:y="1.3cm">
          <text:p/>
        </draw:rect>
        <draw:line draw:style-name="gr14" draw:text-style-name="P10" draw:layer="layout" svg:x1="15.1cm" svg:y1="1.5cm" svg:x2="16.3cm" svg:y2="1.5cm">
          <text:p text:style-name="P2"><text:span text:style-name="T6">ID</text:span></text:p>
        </draw:line>
        <draw:rect draw:style-name="gr2" draw:text-style-name="P3" xml:id="id50" draw:id="id50" draw:layer="layout" svg:width="3.076cm" svg:height="0.927cm" svg:x="16.604cm" svg:y="7.908cm">
          <text:p text:style-name="P2"><text:span text:style-name="T3">Piloto</text:span></text:p>
        </draw:rect>
        <draw:rect draw:style-name="gr3" draw:text-style-name="P10" xml:id="id45" draw:id="id45" draw:layer="layout" svg:width="3.075cm" svg:height="1.632cm" svg:x="16.607cm" svg:y="8.868cm">
          <text:p text:style-name="P4"><text:span text:style-name="T4"/></text:p>
          <text:p text:style-name="P4"><text:span text:style-name="T6">Num_Licencia</text:span></text:p>
          <text:p text:style-name="P2"><text:span text:style-name="T6">Restricciones</text:span></text:p>
        </draw:rect>
        <draw:rect draw:style-name="gr2" draw:text-style-name="P3" xml:id="id51" draw:id="id51" draw:layer="layout" svg:width="3.076cm" svg:height="0.927cm" svg:x="22.265cm" svg:y="8cm">
          <text:p text:style-name="P2"><text:span text:style-name="T3">Empleado</text:span></text:p>
        </draw:rect>
        <draw:rect draw:style-name="gr3" draw:text-style-name="P5" xml:id="id46" draw:id="id46" draw:layer="layout" svg:width="3.075cm" svg:height="1.24cm" svg:x="22.266cm" svg:y="8.96cm">
          <text:p text:style-name="P4"><text:span text:style-name="T6">Salario</text:span></text:p>
          <text:p text:style-name="P4"><text:span text:style-name="T6">Turno</text:span></text:p>
        </draw:rect>
        <draw:frame draw:style-name="gr8" draw:text-style-name="P9" draw:layer="layout" svg:width="0.807cm" svg:height="0.725cm" svg:x="18.093cm" svg:y="10.5cm">
          <draw:text-box>
            <text:p><text:span text:style-name="T6">N</text:span></text:p>
          </draw:text-box>
        </draw:frame>
        <draw:custom-shape draw:style-name="gr15" draw:text-style-name="P7" xml:id="id44" draw:id="id44" draw:layer="layout" svg:width="2.877cm" svg:height="1.257cm" svg:x="15.135cm" svg:y="13.786cm">
          <text:p text:style-name="P6"><text:span text:style-name="T6">Pue_Pil</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svg:x1="12.607cm" svg:y1="16.269cm" svg:x2="15.135cm" svg:y2="14.415cm" draw:start-shape="id43" draw:start-glue-point="1" draw:end-shape="id44" draw:end-glue-point="5" svg:d="M12607 16269h1264v-1854h1264" svg:viewBox="0 0 2529 1855">
          <text:p/>
        </draw:connector>
        <draw:connector draw:style-name="gr5" draw:text-style-name="P2" draw:layer="layout" svg:x1="16.574cm" svg:y1="13.786cm" svg:x2="18.144cm" svg:y2="10.5cm" draw:start-shape="id44" draw:start-glue-point="4" draw:end-shape="id45" svg:d="M16574 13786v-1643h1570v-1643" svg:viewBox="0 0 1571 3287">
          <text:p/>
        </draw:connector>
        <draw:frame draw:style-name="gr8" draw:text-style-name="P9" draw:layer="layout" svg:width="0.807cm" svg:height="0.725cm" svg:x="12.5cm" svg:y="15.6cm">
          <draw:text-box>
            <text:p><text:span text:style-name="T6">N</text:span></text:p>
          </draw:text-box>
        </draw:frame>
        <draw:custom-shape draw:style-name="gr15" draw:text-style-name="P7" xml:id="id47" draw:id="id47" draw:layer="layout" svg:width="2.877cm" svg:height="1.257cm" svg:x="20.423cm" svg:y="12.4cm">
          <text:p text:style-name="P6"><text:span text:style-name="T6">Pue_S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5" draw:text-style-name="P2" draw:layer="layout" svg:x1="23.803cm" svg:y1="10.2cm" svg:x2="21.862cm" svg:y2="12.4cm" draw:start-shape="id46" draw:start-glue-point="2" draw:end-shape="id47" draw:end-glue-point="4" svg:d="M23803 10200v1100h-1941v1100" svg:viewBox="0 0 1942 2201">
          <text:p/>
        </draw:connector>
        <draw:connector draw:style-name="gr6" draw:text-style-name="P2" draw:layer="layout" svg:x1="21.862cm" svg:y1="13.657cm" svg:x2="11.069cm" svg:y2="17.3cm" draw:start-shape="id47" draw:start-glue-point="6" draw:end-shape="id43" draw:end-glue-point="2" svg:d="M21862 13657v4144h-10793v-501" svg:viewBox="0 0 10794 4145">
          <text:p/>
        </draw:connector>
        <draw:custom-shape draw:style-name="gr16" draw:text-style-name="P13" xml:id="id48" draw:id="id48" draw:layer="layout" svg:width="3.175cm" svg:height="1.488cm" svg:x="24.938cm" svg:y="5.099cm">
          <text:p text:style-name="P12"><text:span text:style-name="T9">Mantenimiento</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6" draw:text-style-name="P2" draw:layer="layout" svg:x1="25.341cm" svg:y1="9.58cm" svg:x2="26.526cm" svg:y2="6.587cm" draw:start-shape="id46" draw:start-glue-point="1" draw:end-shape="id48" draw:end-glue-point="6" svg:d="M25341 9580h1185v-2993" svg:viewBox="0 0 1186 2994">
          <text:p/>
        </draw:connector>
        <draw:connector draw:style-name="gr5" draw:text-style-name="P2" draw:layer="layout" svg:x1="24.6cm" svg:y1="3.2cm" svg:x2="26.526cm" svg:y2="5.099cm" draw:start-shape="id42" draw:start-glue-point="1" draw:end-shape="id48" draw:end-glue-point="4" svg:d="M24600 3200h1926v1899" svg:viewBox="0 0 1927 1900">
          <text:p/>
        </draw:connector>
        <draw:frame draw:style-name="gr8" draw:text-style-name="P9" draw:layer="layout" svg:width="0.807cm" svg:height="0.725cm" svg:x="25.493cm" svg:y="9.7cm">
          <draw:text-box>
            <text:p><text:span text:style-name="T6">1</text:span></text:p>
          </draw:text-box>
        </draw:frame>
        <draw:frame draw:style-name="gr8" draw:text-style-name="P9" draw:layer="layout" svg:width="0.807cm" svg:height="0.725cm" svg:x="24.5cm" svg:y="2.4cm">
          <draw:text-box>
            <text:p><text:span text:style-name="T6">N</text:span></text:p>
          </draw:text-box>
        </draw:frame>
        <draw:rect draw:style-name="gr2" draw:text-style-name="P3" draw:layer="layout" svg:width="2.646cm" svg:height="0.837cm" svg:x="15.8cm" svg:y="3.2cm">
          <text:p text:style-name="P2"><text:span text:style-name="T3">Persona</text:span></text:p>
        </draw:rect>
        <draw:rect draw:style-name="gr3" draw:text-style-name="P5" draw:layer="layout" svg:width="2.645cm" svg:height="2.032cm" svg:x="15.803cm" svg:y="4.067cm">
          <text:p text:style-name="P4"><text:span text:style-name="T4">DNI</text:span></text:p>
          <text:p text:style-name="P4"><text:span text:style-name="T6">Nombre</text:span></text:p>
          <text:p text:style-name="P4"><text:span text:style-name="T6">Direccion</text:span></text:p>
          <text:p text:style-name="P4"><text:span text:style-name="T6">Telefono</text:span></text:p>
        </draw:rect>
        <draw:rect draw:style-name="gr2" draw:text-style-name="P3" draw:layer="layout" svg:width="2.646cm" svg:height="0.837cm" svg:x="15.8cm" svg:y="3.201cm">
          <text:p text:style-name="P2"><text:span text:style-name="T3">Persona</text:span></text:p>
        </draw:rect>
        <draw:rect draw:style-name="gr3" draw:text-style-name="P5" draw:layer="layout" svg:width="2.645cm" svg:height="2.032cm" svg:x="15.803cm" svg:y="4.068cm">
          <text:p text:style-name="P4"><text:span text:style-name="T4">DNI</text:span></text:p>
          <text:p text:style-name="P4"><text:span text:style-name="T6">Nombre</text:span></text:p>
          <text:p text:style-name="P4"><text:span text:style-name="T6">Direccion</text:span></text:p>
          <text:p text:style-name="P4"><text:span text:style-name="T6">Telefono</text:span></text:p>
        </draw:rect>
        <draw:rect draw:style-name="gr2" draw:text-style-name="P3" draw:layer="layout" svg:width="2.646cm" svg:height="0.837cm" svg:x="15.8cm" svg:y="3.201cm">
          <text:p text:style-name="P2"><text:span text:style-name="T3">Persona</text:span></text:p>
        </draw:rect>
        <draw:rect draw:style-name="gr3" draw:text-style-name="P5" xml:id="id52" draw:id="id52" draw:layer="layout" svg:width="2.645cm" svg:height="2.032cm" svg:x="15.803cm" svg:y="4.068cm">
          <text:p text:style-name="P4"><text:span text:style-name="T4">DNI</text:span></text:p>
          <text:p text:style-name="P4"><text:span text:style-name="T6">Nombre</text:span></text:p>
          <text:p text:style-name="P4"><text:span text:style-name="T6">Direccion</text:span></text:p>
          <text:p text:style-name="P4"><text:span text:style-name="T6">Telefono</text:span></text:p>
        </draw:rect>
        <draw:custom-shape draw:style-name="gr36" draw:text-style-name="P7" xml:id="id49" draw:id="id49" draw:layer="layout" svg:width="0.893cm" svg:height="0.793cm" svg:x="16.207cm" svg:y="6.9cm">
          <text:p text:style-name="P6"><text:span text:style-name="T6">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1" draw:layer="layout" draw:type="line" svg:x1="16.207cm" svg:y1="7.297cm" svg:x2="14.038cm" svg:y2="7.9cm" draw:start-shape="id49" draw:start-glue-point="6" draw:end-shape="id38" draw:end-glue-point="0" svg:d="M16207 7297l-2169 603" svg:viewBox="0 0 2170 604">
          <text:p/>
        </draw:connector>
        <draw:connector draw:style-name="gr10" draw:text-style-name="P11" draw:layer="layout" draw:type="line" svg:x1="16.97cm" svg:y1="7.577cm" svg:x2="18.142cm" svg:y2="7.908cm" draw:start-shape="id49" draw:start-glue-point="9" draw:end-shape="id50" draw:end-glue-point="0" svg:d="M16970 7577l1172 331" svg:viewBox="0 0 1173 332">
          <text:p/>
        </draw:connector>
        <draw:connector draw:style-name="gr10" draw:text-style-name="P11" draw:layer="layout" draw:type="line" svg:x1="17.1cm" svg:y1="7.297cm" svg:x2="23.803cm" svg:y2="8cm" draw:start-shape="id49" draw:start-glue-point="10" draw:end-shape="id51" draw:end-glue-point="0" svg:d="M17100 7297l6703 703" svg:viewBox="0 0 6704 704">
          <text:p/>
        </draw:connector>
        <draw:connector draw:style-name="gr37" draw:text-style-name="P11" draw:layer="layout" draw:type="line" svg:x1="17.125cm" svg:y1="6.1cm" svg:x2="16.654cm" svg:y2="6.9cm" draw:start-shape="id52" draw:start-glue-point="2" draw:end-shape="id49" draw:end-glue-point="4" svg:d="M17125 6100l-471 800" svg:viewBox="0 0 472 801">
          <text:p/>
        </draw:connector>
        <draw:path draw:style-name="gr10" draw:text-style-name="P11" draw:layer="layout" svg:width="0.451cm" svg:height="0.663cm" draw:transform="rotate (-2.28969744569136) translate (15.4380973837284cm 7.65389675610595cm)" svg:viewBox="0 0 452 664" svg:d="M0 651c212 72 644-169 356-430l-161-151-120-70">
          <text:p/>
        </draw:path>
        <draw:path draw:style-name="gr10" draw:text-style-name="P11" draw:layer="layout" svg:width="0.552cm" svg:height="0.678cm" draw:transform="rotate (-0.110653874576441) translate (20.4612439678066cm 7.28880422278842cm)" svg:viewBox="0 0 553 679" svg:d="M0 2c233-20 555 94 553 383l-242 226-214 68">
          <text:p/>
        </draw:path>
        <draw:polyline draw:style-name="gr10" draw:text-style-name="P11" draw:layer="layout" svg:width="0.237cm" svg:height="0.437cm" draw:transform="rotate (-1.25052840905394) translate (17.616cm 7.533cm)" svg:viewBox="0 0 238 438" draw:points="0,0 224,28 238,264 203,438">
          <text:p/>
        </draw:polyline>
      </draw:page>
      <draw:page draw:name="page5" draw:style-name="dp1" draw:master-page-name="Predeterminado">
        <office:forms form:automatic-focus="false" form:apply-design-mode="false"/>
        <draw:frame draw:style-name="gr38" draw:text-style-name="P20" draw:layer="layout" svg:width="24.5cm" svg:height="16.676cm" svg:x="2.6cm" svg:y="1.3cm">
          <draw:text-box>
            <text:p text:style-name="P19">En esta tercera solución sabremos que en este aeropuerto solo hay tres tipos de personas, con atributos distintos, que los pilotos tienen num_licencia y restricciones, los empleados, salario y turno y los propietarios son los que tienen aviones. Que una persona del aeropuerto puede ser a la vez uno, dos o los tres tipos. Que solo los propietarios tienen aviones, solo los pilotos pueden pilotar y solo los empleados pueden mantener modelos de avión </text:p>
            <text:p text:style-name="P19"><text:span text:style-name="T11">El programador a</text:span><text:span text:style-name="T12">tendráquí <text:s/>información suficiente para decidir como puede y como le interesa guardar la información que tiene.</text:span></text:p>
            <text:p text:style-name="P19"/>
            <text:p text:style-name="P19"><text:span text:style-name="T13">Paso de MER_E <text:s/>a <text:s/>relacional</text:span></text:p>
            <text:p text:style-name="P19"/>
            <text:p text:style-name="P19">Puede pasarlo realizando una sola tabla, en la que añadirá el tipo del que es cada persona. En este caso como la extension es overlay, tendrá que usar el caso D y añadirle tantos campos tipo, como subclases hay. <text:s/>Queda una unica tabla y muchos campos NULL.</text:p>
            <text:p text:style-name="P19"/>
            <text:p text:style-name="P19">Puede pasarlo haciendo una tabla por la superclase y otras por cada subclase. Es el caso A, nos dará aquí cuatro tablas y ningún NULL.</text:p>
            <text:p text:style-name="P19"/>
            <text:p text:style-name="P19">La opción correspondiente al caso B daría tantas tablas como subclases, eliminándose la de la superclase. Esta no tendría nulos, pero al ser overlay, habría personas repetidos en las tres tablas, con las personas que fueran mas de una cosa.</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Calibri" svg:font-family="Calibri"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xecto_20_sen_20_recheo_20_e_20_sen_20_liña" style:display-name="Obxecto sen recheo e sen liña"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Estilo_20_de_20_dibujo_20_predeterminado_5f_1" style:display-name="Estilo de dibujo predeterminado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Estilo_20_de_20_dibujo_20_predeterminado_5f_1" style:display-name="Estilo de dibujo predeterminado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Paragraph_20_Font" style:display-name="Default Paragraph Font" style:family="graphic">
      <style:paragraph-properties fo:margin-left="0cm" fo:margin-right="0cm" fo:margin-top="0cm" fo:margin-bottom="0.623cm" fo:line-height="115%" fo:text-align="start" fo:text-indent="0cm" style:text-autospace="ideograph-alpha"/>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style:language-complex="ar" style:country-complex="SA"/>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initial-creator>Catalina </meta:initial-creator>
    <meta:creation-date>2017-11-02T10:35:53.196000000</meta:creation-date>
    <dc:date>2024-10-28T09:55:41.021000000</dc:date>
    <meta:editing-duration>PT1H17M25S</meta:editing-duration>
    <meta:editing-cycles>15</meta:editing-cycles>
    <meta:generator>LibreOffice/24.2.4.2$Windows_X86_64 LibreOffice_project/51a6219feb6075d9a4c46691dcfe0cd9c4fff3c2</meta:generator>
    <meta:document-statistic meta:object-count="179"/>
  </office:meta>
</office:document-meta>
</file>